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draw:fill="none"/>
    </style:style>
    <style:style style:name="gr1" style:family="graphic" style:parent-style-name="standard">
      <style:graphic-properties draw:stroke="none" draw:fill="solid" draw:fill-color="#000000" draw:opacity="100%"/>
    </style:style>
    <style:style style:name="gr2" style:family="graphic" style:parent-style-name="standard">
      <style:graphic-properties draw:stroke="solid" svg:stroke-width="0.024cm" svg:stroke-color="#000000" svg:stroke-opacity="100%" draw:stroke-linejoin="miter" draw:fill="solid" draw:fill-color="#000000" draw:opacity="100%" fo:padding-top="0.137cm" fo:padding-bottom="0.137cm" fo:padding-left="0.262cm" fo:padding-right="0.262cm"/>
    </style:style>
    <style:style style:name="gr3" style:family="graphic" style:parent-style-name="standard">
      <style:graphic-properties draw:stroke="solid" svg:stroke-width="0.023cm" svg:stroke-color="#000000" svg:stroke-opacity="100%" draw:stroke-linejoin="miter" draw:fill="solid" draw:fill-color="#000000" draw:opacity="100%" fo:padding-top="0.136cm" fo:padding-bottom="0.136cm" fo:padding-left="0.261cm" fo:padding-right="0.261cm"/>
    </style: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path draw:style-name="gr1" draw:layer="layout" svg:width="4.439cm" svg:height="0.888cm" svg:x="0.1cm" svg:y="2.757cm" svg:viewBox="0 0 4440 889" svg:d="m590 511-55-382-216 382zm181-511h133l140 865h-128l-36-258h-343l-146 258h-120zm561-865zm680 217c71 0 126 17 163 51s53 95 45 179h-103c1-39-7-72-24-97-17-26-50-39-100-39-68 0-123 33-165 99-27 43-48 96-60 159s-9 116 9 160c17 43 55 65 113 65 43 0 81-14 112-41 32-27 57-64 76-111h103c-28 84-71 145-126 185-54 37-118 57-191 57-84 0-143-30-181-90-36-61-47-136-28-226 23-112 67-197 132-259 66-62 142-92 225-92zm-17 2zm639 1c46 0 87 11 125 32s65 48 80 81c15 32 21 69 20 112 0 29-5 75-18 139h-464c-10 64-5 115 15 155 21 37 61 57 120 57 56 0 103-18 144-55 23-22 41-46 55-74h104c-7 24-22 50-44 79-20 28-43 51-66 69-38 31-82 53-131 63-28 7-57 11-89 11-79 0-141-29-184-86-42-57-54-138-33-241 20-101 65-183 132-247 68-63 146-95 234-95zm114 279c5-45 3-82-8-109-19-51-62-78-130-78-49 0-93 19-133 54s-66 80-80 133zm228-280zm535-219 22 705 337-705h128l55 705 304-705h129l-401 865h-123l-56-717-346 717h-124l-52-865zm1147 237h109l-126 628h-108zm173-865h109l-24 120h-109zm291-120h102l-101 503 327-268h135l-289 236 177 394h-136l-134-318-105 81-48 237h-101zm732-628h108l-125 628h-109zm174-865h109l-26 120h-107z">
              <text:p/>
            </draw:path>
            <draw:path draw:style-name="gr2" draw:layer="layout" svg:width="2.528cm" svg:height="6.229cm" svg:x="4.571cm" svg:y="0.1cm" svg:viewBox="0 0 2529 6230" svg:d="m1963 3114c0-1978-1963-2760-1963-3078 0-319 2529 1547 2529 3078 0 1528-2529 3406-2529 3079 0-326 1963-1102 1963-3079z">
              <text:p/>
            </draw:path>
            <draw:path draw:style-name="gr3" draw:layer="layout" svg:width="3.517cm" svg:height="4.089cm" svg:x="2.363cm" svg:y="1.2cm" svg:viewBox="0 0 3518 4090" svg:d="m2893 2046c0 1297-2893 1811-2893 2020s3518-1016 3518-2020c0-1003-3518-2235-3518-2022 0 215 2893 723 2893 2022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3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meta:creation-date>2007-12-25T18:21:31</meta:creation-date>
    <dc:date>2010-09-02T13:15:59</dc:date>
    <dc:language>en-US</dc:language>
    <meta:editing-cycles>180</meta:editing-cycles>
    <meta:editing-duration>PT30H32M44S</meta:editing-duration>
    <dc:creator>Tobias Kuhn</dc:creator>
    <meta:document-statistic meta:object-count="5"/>
    <meta:user-defined meta:name="Info 1"/>
    <meta:user-defined meta:name="Info 2"/>
    <meta:user-defined meta:name="Info 3"/>
    <meta:user-defined meta:name="Info 4"/>
  </office:meta>
</office:document-meta>
</file>